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0571in" svg:height="5.0016in" svg:x="3.4717in" svg:y="1.6476in">
            <draw:object draw:notify-on-update-of-ranges="Sheet1.A1:Sheet1.A1 Sheet1.A2:Sheet1.A16 Sheet1.B1:Sheet1.B1 Sheet1.B2:Sheet1.B16 Sheet1.C1:Sheet1.C1 Sheet1.C2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_JA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(1.22 + 0.081/[.A2])*5400/(5401.22 + 0.081/[.A2])+2.5" office:value-type="float" office:value="83.4868994677339" calcext:value-type="float">
            <text:p>83.4868994677339</text:p>
          </table:table-cell>
          <table:table-cell table:formula="of:=[.B2]*0.7" office:value-type="float" office:value="58.4408296274137" calcext:value-type="float">
            <text:p>58.4408296274137</text:p>
          </table:table-cell>
        </table:table-row>
        <table:table-row table:style-name="ro1">
          <table:table-cell office:value-type="float" office:value="0.0011" calcext:value-type="float">
            <text:p>0.0011</text:p>
          </table:table-cell>
          <table:table-cell table:formula="of:=(1.22 + 0.081/[.A3])*5400/(5401.22 + 0.081/[.A3])+2.5" office:value-type="float" office:value="76.3328709993554" calcext:value-type="float">
            <text:p>76.3328709993554</text:p>
          </table:table-cell>
          <table:table-cell table:formula="of:=[.B3]*0.7" office:value-type="float" office:value="53.4330096995488" calcext:value-type="float">
            <text:p>53.4330096995488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table:formula="of:=(1.22 + 0.081/[.A4])*5400/(5401.22 + 0.081/[.A4])+2.5" office:value-type="float" office:value="57.1610402513556" calcext:value-type="float">
            <text:p>57.1610402513556</text:p>
          </table:table-cell>
          <table:table-cell table:formula="of:=[.B4]*0.7" office:value-type="float" office:value="40.0127281759489" calcext:value-type="float">
            <text:p>40.0127281759489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table:formula="of:=(1.22 + 0.081/[.A5])*5400/(5401.22 + 0.081/[.A5])+2.5" office:value-type="float" office:value="53.8519735062167" calcext:value-type="float">
            <text:p>53.8519735062167</text:p>
          </table:table-cell>
          <table:table-cell table:formula="of:=[.B5]*0.7" office:value-type="float" office:value="37.6963814543517" calcext:value-type="float">
            <text:p>37.6963814543517</text:p>
          </table:table-cell>
        </table:table-row>
        <table:table-row table:style-name="ro1">
          <table:table-cell office:value-type="float" office:value="0.0018" calcext:value-type="float">
            <text:p>0.0018</text:p>
          </table:table-cell>
          <table:table-cell table:formula="of:=(1.22 + 0.081/[.A6])*5400/(5401.22 + 0.081/[.A6])+2.5" office:value-type="float" office:value="48.3277484200051" calcext:value-type="float">
            <text:p>48.3277484200051</text:p>
          </table:table-cell>
          <table:table-cell table:formula="of:=[.B6]*0.7" office:value-type="float" office:value="33.8294238940035" calcext:value-type="float">
            <text:p>33.8294238940035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formula="of:=(1.22 + 0.081/[.A7])*5400/(5401.22 + 0.081/[.A7])+2.5" office:value-type="float" office:value="43.9001455422183" calcext:value-type="float">
            <text:p>43.9001455422183</text:p>
          </table:table-cell>
          <table:table-cell table:formula="of:=[.B7]*0.7" office:value-type="float" office:value="30.7301018795528" calcext:value-type="float">
            <text:p>30.7301018795528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formula="of:=(1.22 + 0.081/[.A8])*5400/(5401.22 + 0.081/[.A8])+2.5" office:value-type="float" office:value="35.9119794906526" calcext:value-type="float">
            <text:p>35.9119794906526</text:p>
          </table:table-cell>
          <table:table-cell table:formula="of:=[.B8]*0.7" office:value-type="float" office:value="25.1383856434568" calcext:value-type="float">
            <text:p>25.1383856434568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table:formula="of:=(1.22 + 0.081/[.A9])*5400/(5401.22 + 0.081/[.A9])+2.5" office:value-type="float" office:value="33.5405396945806" calcext:value-type="float">
            <text:p>33.5405396945806</text:p>
          </table:table-cell>
          <table:table-cell table:formula="of:=[.B9]*0.7" office:value-type="float" office:value="23.4783777862064" calcext:value-type="float">
            <text:p>23.4783777862064</text:p>
          </table:table-cell>
        </table:table-row>
        <table:table-row table:style-name="ro1">
          <table:table-cell office:value-type="float" office:value="0.0029" calcext:value-type="float">
            <text:p>0.0029</text:p>
          </table:table-cell>
          <table:table-cell table:formula="of:=(1.22 + 0.081/[.A10])*5400/(5401.22 + 0.081/[.A10])+2.5" office:value-type="float" office:value="31.4945122556152" calcext:value-type="float">
            <text:p>31.4945122556152</text:p>
          </table:table-cell>
          <table:table-cell table:formula="of:=[.B10]*0.7" office:value-type="float" office:value="22.0461585789307" calcext:value-type="float">
            <text:p>22.04615857893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(1.22 + 0.081/[.A11])*5400/(5401.22 + 0.081/[.A11])+2.5" office:value-type="float" office:value="30.5732910604213" calcext:value-type="float">
            <text:p>30.5732910604213</text:p>
          </table:table-cell>
          <table:table-cell table:formula="of:=[.B11]*0.7" office:value-type="float" office:value="21.4013037422949" calcext:value-type="float">
            <text:p>21.401303742294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formula="of:=(1.22 + 0.081/[.A12])*5400/(5401.22 + 0.081/[.A12])+2.5" office:value-type="float" office:value="23.8849749237753" calcext:value-type="float">
            <text:p>23.8849749237753</text:p>
          </table:table-cell>
          <table:table-cell table:formula="of:=[.B12]*0.7" office:value-type="float" office:value="16.7194824466427" calcext:value-type="float">
            <text:p>16.719482446642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formula="of:=(1.22 + 0.081/[.A13])*5400/(5401.22 + 0.081/[.A13])+2.5" office:value-type="float" office:value="19.8639850703841" calcext:value-type="float">
            <text:p>19.8639850703841</text:p>
          </table:table-cell>
          <table:table-cell table:formula="of:=[.B13]*0.7" office:value-type="float" office:value="13.9047895492688" calcext:value-type="float">
            <text:p>13.90478954926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(1.22 + 0.081/[.A14])*5400/(5401.22 + 0.081/[.A14])+2.5" office:value-type="float" office:value="11.8039420851419" calcext:value-type="float">
            <text:p>11.8039420851419</text:p>
          </table:table-cell>
          <table:table-cell table:formula="of:=[.B14]*0.7" office:value-type="float" office:value="8.26275945959936" calcext:value-type="float">
            <text:p>8.262759459599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(1.22 + 0.081/[.A15])*5400/(5401.22 + 0.081/[.A15])+2.5" office:value-type="float" office:value="4.52923715714278" calcext:value-type="float">
            <text:p>4.52923715714278</text:p>
          </table:table-cell>
          <table:table-cell table:formula="of:=[.B15]*0.7" office:value-type="float" office:value="3.17046600999994" calcext:value-type="float">
            <text:p>3.17046600999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.22 + 0.081/[.A16])*5400/(5401.22 + 0.081/[.A16])+2.5" office:value-type="float" office:value="3.80068663086912" calcext:value-type="float">
            <text:p>3.80068663086912</text:p>
          </table:table-cell>
          <table:table-cell table:formula="of:=[.B16]*0.7" office:value-type="float" office:value="2.66048064160838" calcext:value-type="float">
            <text:p>2.66048064160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6:52:03.983132548</meta:creation-date>
    <dc:date>2023-02-24T17:25:18.817268163</dc:date>
    <meta:editing-duration>PT33M17S</meta:editing-duration>
    <meta:editing-cycles>1</meta:editing-cycles>
    <meta:document-statistic meta:table-count="1" meta:cell-count="47" meta:object-count="1"/>
    <meta:generator>LibreOffice/7.4.5.1$Linux_X86_64 LibreOffice_project/5b836ae11a8f2f3ddf6e88bcd7da796d725223a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06cm" svg:height="12.705cm" xlink:href=".." xlink:type="simple" chart:class="chart:line" chart:style-name="ch1">
        <chart:legend chart:legend-position="end" svg:x="20.154cm" svg:y="5.804cm" style:legend-expansion="high" chart:style-name="ch2"/>
        <chart:plot-area chart:style-name="ch3" table:cell-range-address="Sheet1.A1:Sheet1.C16" chart:data-source-has-labels="both" svg:x="0.46cm" svg:y="0.254cm" svg:width="19.234cm" svg:height="12.197cm">
          <chart:coordinate-region svg:x="1.081cm" svg:y="0.453cm" svg:width="18.519cm" svg:height="11.351cm"/>
          <chart:axis chart:dimension="x" chart:name="primary-x" chart:style-name="ch4" chartooo:axis-type="auto">
            <chartooo:date-scale/>
            <chart:categories table:cell-range-address="Sheet1.A2:Sheet1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line">
            <chart:data-point chart:repeated="15"/>
          </chart:series>
          <chart:series chart:style-name="ch7" chart:values-cell-range-address="Sheet1.C2:Sheet1.C16" chart:label-cell-address="Sheet1.C1:Sheet1.C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JA</text:p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16</svg:desc>
                </draw:g>
              </table:table-cell>
              <table:table-cell office:value-type="float" office:value="83.4868994677339">
                <text:p>83.4868994677339</text:p>
                <draw:g>
                  <svg:desc>Sheet1.B2:Sheet1.B16</svg:desc>
                </draw:g>
              </table:table-cell>
              <table:table-cell office:value-type="float" office:value="58.4408296274137">
                <text:p>58.4408296274137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3328709993554">
                <text:p>76.3328709993554</text:p>
              </table:table-cell>
              <table:table-cell office:value-type="float" office:value="53.4330096995488">
                <text:p>53.4330096995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1610402513556">
                <text:p>57.1610402513556</text:p>
              </table:table-cell>
              <table:table-cell office:value-type="float" office:value="40.0127281759489">
                <text:p>40.0127281759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8519735062167">
                <text:p>53.8519735062167</text:p>
              </table:table-cell>
              <table:table-cell office:value-type="float" office:value="37.6963814543517">
                <text:p>37.6963814543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3277484200051">
                <text:p>48.3277484200051</text:p>
              </table:table-cell>
              <table:table-cell office:value-type="float" office:value="33.8294238940035">
                <text:p>33.8294238940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9001455422183">
                <text:p>43.9001455422183</text:p>
              </table:table-cell>
              <table:table-cell office:value-type="float" office:value="30.7301018795528">
                <text:p>30.7301018795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9119794906526">
                <text:p>35.9119794906526</text:p>
              </table:table-cell>
              <table:table-cell office:value-type="float" office:value="25.1383856434568">
                <text:p>25.1383856434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5405396945806">
                <text:p>33.5405396945806</text:p>
              </table:table-cell>
              <table:table-cell office:value-type="float" office:value="23.4783777862064">
                <text:p>23.4783777862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4945122556152">
                <text:p>31.4945122556152</text:p>
              </table:table-cell>
              <table:table-cell office:value-type="float" office:value="22.0461585789307">
                <text:p>22.0461585789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5732910604213">
                <text:p>30.5732910604213</text:p>
              </table:table-cell>
              <table:table-cell office:value-type="float" office:value="21.4013037422949">
                <text:p>21.4013037422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849749237753">
                <text:p>23.8849749237753</text:p>
              </table:table-cell>
              <table:table-cell office:value-type="float" office:value="16.7194824466427">
                <text:p>16.7194824466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639850703841">
                <text:p>19.8639850703841</text:p>
              </table:table-cell>
              <table:table-cell office:value-type="float" office:value="13.9047895492688">
                <text:p>13.9047895492688</text:p>
              </table:table-cell>
            </table:table-row>
            <table:table-row>
              <table:table-cell office:value-type="string"/>
              <table:table-cell office:value-type="float" office:value="11.8039420851419">
                <text:p>11.8039420851419</text:p>
              </table:table-cell>
              <table:table-cell office:value-type="float" office:value="8.26275945959936">
                <text:p>8.26275945959936</text:p>
              </table:table-cell>
            </table:table-row>
            <table:table-row>
              <table:table-cell office:value-type="string"/>
              <table:table-cell office:value-type="float" office:value="4.52923715714278">
                <text:p>4.52923715714278</text:p>
              </table:table-cell>
              <table:table-cell office:value-type="float" office:value="3.17046600999994">
                <text:p>3.17046600999994</text:p>
              </table:table-cell>
            </table:table-row>
            <table:table-row>
              <table:table-cell office:value-type="string"/>
              <table:table-cell office:value-type="float" office:value="3.80068663086912">
                <text:p>3.80068663086912</text:p>
              </table:table-cell>
              <table:table-cell office:value-type="float" office:value="2.66048064160838">
                <text:p>2.66048064160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5b836ae11a8f2f3ddf6e88bcd7da796d725223a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